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="Arrowheads_20_1" draw:marker-end="Arrowheads_20_1" draw:marker-end-width="0.3cm" draw:textarea-horizontal-align="center" draw:textarea-vertical-align="middle"/>
    </style:style>
    <style:style style:name="gr3" style:family="graphic" style:parent-style-name="standard" style:list-style-name="L1">
      <style:graphic-properties draw:marker-start="Arrowheads_20_1" draw:marker-end="Arrowheads_20_1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center"/>
    </style:style>
    <style:style style:name="gr5" style:family="graphic" style:parent-style-name="standard">
      <style:graphic-properties svg:stroke-color="#0000ff" draw:marker-end="Arrowheads_20_2" draw:marker-end-width="0.3cm" draw:textarea-horizontal-align="center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0000ff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5cm" svg:height="4.5cm" svg:x="6cm" svg:y="2.3cm">
          <text:p/>
        </draw:rect>
        <draw:line draw:style-name="gr2" draw:text-style-name="P3" draw:layer="layout" svg:x1="6cm" svg:y1="2cm" svg:x2="12.5cm" svg:y2="2cm">
          <text:p text:style-name="P2"><text:span text:style-name="T1">Image width</text:span></text:p>
        </draw:line>
        <draw:line draw:style-name="gr3" draw:text-style-name="P2" draw:layer="layout" svg:x1="5.5cm" svg:y1="6.8cm" svg:x2="5.5cm" svg:y2="2.3cm">
          <text:p text:style-name="P2"><text:span text:style-name="T1">Image height</text:span></text:p>
        </draw:line>
        <draw:circle draw:style-name="gr4" draw:text-style-name="P1" draw:layer="layout" svg:width="0.2cm" svg:height="0.2cm" svg:x="8.5cm" svg:y="3.9cm">
          <text:p/>
        </draw:circle>
        <draw:line draw:style-name="gr5" draw:text-style-name="P4" draw:layer="layout" svg:x1="6cm" svg:y1="4cm" svg:x2="8.5cm" svg:y2="4cm">
          <text:p text:style-name="P4"><text:span text:style-name="T2">x</text:span></text:p>
        </draw:line>
        <draw:line draw:style-name="gr5" draw:text-style-name="P3" draw:layer="layout" svg:x1="8.6cm" svg:y1="2.3cm" svg:x2="8.6cm" svg:y2="3.9cm">
          <text:p text:style-name="P3"><text:span text:style-name="T1"><text:s text:c="3"/></text:span><text:span text:style-name="T2">y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836 110" svg:d="m0 0h278 278 280v36 36 38h-278-278-280v-36-36z"/>
    <draw:marker draw:name="Arrowheads_20_2" draw:display-name="Arrowheads 2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fo:padding-top="-0.27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hilip Abbet</meta:initial-creator>
    <meta:creation-date>2009-07-06T16:32:50</meta:creation-date>
    <dc:date>2009-07-07T08:18:30</dc:date>
    <dc:creator>Philip Abbet</dc:creator>
    <meta:editing-duration>PT00H58M30S</meta:editing-duration>
    <meta:editing-cycles>1</meta:editing-cycles>
    <meta:document-statistic meta:object-count="6"/>
    <meta:generator>OpenOffice.org/3.0$Uni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